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 style:family="paragraph" style:parent-style-name="Standard">
      <style:text-properties officeooo:paragraph-rsid="00142dfd"/>
    </style:style>
    <style:style style:name="P3" style:family="paragraph" style:parent-style-name="Standard">
      <style:paragraph-properties fo:text-align="center" style:justify-single-word="false"/>
      <style:text-properties officeooo:paragraph-rsid="00142dfd"/>
    </style:style>
    <style:style style:name="P4" style:family="paragraph" style:parent-style-name="Standard">
      <style:paragraph-properties fo:text-align="center" style:justify-single-word="false"/>
      <style:text-properties officeooo:paragraph-rsid="0014eec0"/>
    </style:style>
    <style:style style:name="P5" style:family="paragraph" style:parent-style-name="Standard">
      <style:paragraph-properties fo:text-align="start" style:justify-single-word="false"/>
      <style:text-properties officeooo:paragraph-rsid="0014eec0"/>
    </style:style>
    <style:style style:name="P6" style:family="paragraph" style:parent-style-name="Standard">
      <style:paragraph-properties fo:text-align="start" style:justify-single-word="false"/>
      <style:text-properties fo:font-style="normal" officeooo:rsid="0014eec0" officeooo:paragraph-rsid="0014eec0" style:font-style-asian="normal" style:font-style-complex="normal"/>
    </style:style>
    <style:style style:name="P7" style:family="paragraph" style:parent-style-name="Standard">
      <style:paragraph-properties fo:text-align="start" style:justify-single-word="false"/>
      <style:text-properties fo:font-style="normal" officeooo:rsid="00157b25" officeooo:paragraph-rsid="00157b25" style:font-style-asian="normal" style:font-style-complex="normal"/>
    </style:style>
    <style:style style:name="P8" style:family="paragraph" style:parent-style-name="Standard">
      <style:paragraph-properties fo:text-align="start" style:justify-single-word="false"/>
      <style:text-properties fo:font-style="normal" officeooo:rsid="00157b25" officeooo:paragraph-rsid="00185143" style:font-style-asian="normal" style:font-style-complex="normal"/>
    </style:style>
    <style:style style:name="P9" style:family="paragraph" style:parent-style-name="Standard">
      <style:paragraph-properties fo:text-align="start" style:justify-single-word="false"/>
      <style:text-properties fo:font-style="normal" officeooo:rsid="00157b25" officeooo:paragraph-rsid="0019fb5e" style:font-style-asian="normal" style:font-style-complex="normal"/>
    </style:style>
    <style:style style:name="P10" style:family="paragraph" style:parent-style-name="Standard">
      <style:paragraph-properties fo:text-align="start" style:justify-single-word="false"/>
      <style:text-properties fo:font-style="normal" officeooo:rsid="00172e1b" officeooo:paragraph-rsid="00172e1b" style:font-style-asian="normal" style:font-style-complex="normal"/>
    </style:style>
    <style:style style:name="P11" style:family="paragraph" style:parent-style-name="Standard">
      <style:paragraph-properties fo:text-align="center" style:justify-single-word="false"/>
      <style:text-properties fo:font-style="italic" officeooo:rsid="0014eec0" officeooo:paragraph-rsid="0014eec0" style:font-style-asian="italic" style:font-style-complex="italic"/>
    </style:style>
    <style:style style:name="P12" style:family="paragraph" style:parent-style-name="Standard">
      <style:paragraph-properties fo:text-align="start" style:justify-single-word="false"/>
      <style:text-properties fo:font-size="8pt" officeooo:rsid="00157b25" officeooo:paragraph-rsid="00157b25" style:font-size-asian="8pt" style:font-size-complex="8pt"/>
    </style:style>
    <style:style style:name="T1" style:family="text">
      <style:text-properties officeooo:rsid="00142dfd"/>
    </style:style>
    <style:style style:name="T2" style:family="text">
      <style:text-properties fo:font-style="italic" style:font-style-asian="italic" style:font-style-complex="italic"/>
    </style:style>
    <style:style style:name="T3" style:family="text">
      <style:text-properties fo:font-style="italic" officeooo:rsid="00142dfd" style:font-style-asian="italic" style:font-style-complex="italic"/>
    </style:style>
    <style:style style:name="T4" style:family="text">
      <style:text-properties fo:font-style="normal" officeooo:rsid="00142dfd" style:font-style-asian="normal" style:font-style-complex="normal"/>
    </style:style>
    <style:style style:name="T5" style:family="text">
      <style:text-properties fo:font-style="normal" officeooo:rsid="0014eec0" style:font-style-asian="normal" style:font-style-complex="normal"/>
    </style:style>
    <style:style style:name="T6" style:family="text">
      <style:text-properties fo:font-size="12pt" style:font-size-asian="12pt" style:font-size-complex="12pt"/>
    </style:style>
    <style:style style:name="T7" style:family="text">
      <style:text-properties fo:font-size="12pt" officeooo:rsid="00142dfd" style:font-size-asian="12pt" style:font-size-complex="12pt"/>
    </style:style>
    <style:style style:name="T8" style:family="text">
      <style:text-properties officeooo:rsid="00185143"/>
    </style:style>
    <style:style style:name="T9" style:family="text">
      <style:text-properties officeooo:rsid="0019fb5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b0688df-7fff-3ca0-3e13-6459f215504f"/><text:span text:style-name="T6">Over the past semester I have developed a rather complicated love-hate relationship with MAL. I still really like the concept of MAL however my implementation of it has been some of the most excruciating code I have ever had to write. Most of this stems from our decision to write the language in python. Due to the way that MAL is set up, writing it in a dynamically typed language makes small bugs excruciatingly painful to find. Twice during the semester after spending around 15 hours trying to figure out what went wrong I decided that it would be more efficient to just start over from scratch and see if that fixed it. Strangely enough it did. In all honesty I would really recommend that if someone in the Upper School wanted to learn something like Java or Rust that they take a stab at MAL. Despite having weeks where I put in over a dozen hours into this project I could only get partially way through Step 9. Most </text:span><text:span text:style-name="T7">of my time was spent debugging, the steps themselves weren't that time consuming but what came up when running the tests were a consistent slog.</text:span><text:span text:style-name="T1"> </text:span></text:p>
      <text:p text:style-name="P2"><text:tab/><text:span text:style-name="T1">Full dis</text:span><text:span text:style-name="T3">closure </text:span><text:span text:style-name="T4">while at my grandma’s for the past week, I was working on MAL </text:span><text:span text:style-name="T5">(the internet was still out though)</text:span><text:span text:style-name="T4"> I spent the whole time </text:span><text:span text:style-name="T5">trying</text:span><text:span text:style-name="T4"> to figure out this one bug: When a list is passed into an if function, that list is not evaluated twice like it should be to get the proper value instead is evaluated once and the resulting list is passed on to the if and will always return false. To see this bug run: </text:span></text:p>
      <text:p text:style-name="P3"><text:span text:style-name="T3">(not (= 1 2))</text:span></text:p>
      <text:p text:style-name="P12"><text:span text:style-name="T3">*T</text:span><text:span text:style-name="T2">his same bug crops up if you try to run a multi-line “load-file” statement as seen If you run “test.mal”</text:span></text:p>
      <text:p text:style-name="P3"><text:span text:style-name="T3"/></text:p>
      <text:p text:style-name="P5"><text:span text:style-name="T4"><text:tab/></text:span><text:span text:style-name="T5">I have attached MAL’s tests with my code and they should clear if ran, however I know of 1 other bug that I have not figured out yet. This one crops up with a non-basic or statement: </text:span></text:p>
      <text:p text:style-name="P4"><text:span text:style-name="T2"/></text:p>
      <text:p text:style-name="P4"><text:span text:style-name="T2">(or false nil 3) </text:span></text:p>
      <text:p text:style-name="P4"><text:span text:style-name="T2"/></text:p>
      <text:p text:style-name="P6">Will throw an error because and since I have not figured out what is causing this is might crop up somewhere else as well. A single parameter or however works fine:</text:p>
      <text:p text:style-name="P6"/>
      <text:p text:style-name="P11">(or 1) </text:p>
      <text:p text:style-name="P11"/>
      <text:p text:style-name="P7">In conclusion I would recommend MAL to preferably a group of people looking to learn a (hopefully staticly typed) new language, just agree on a general style guide before hand because my own code and Gus’s were diferent enough that the other couldn’t help debug. Also debuggers are your best friends through this ordeal, I forgot they existed for a little bit and that was the worst.</text:p>
      <text:p text:style-name="P7"/>
      <text:p text:style-name="P7"/>
      <text:p text:style-name="P7">MAL Steps Ranked in order of mal-ness:</text:p>
      <text:p text:style-name="P7"/>
      <text:p text:style-name="P7">Step 4 – This one is the one that I forgot that debuggers were a thing on</text:p>
      <text:p text:style-name="P7">Step 9 – <text:span text:style-name="T8">Final step I worked on, the main bit isn’t too hard but most deferrables are due here</text:span></text:p>
      <text:p text:style-name="P7">Step 7 – <text:span text:style-name="T8">String handling is never a strong suit of mine but this could have been explained better</text:span></text:p>
      <text:p text:style-name="P8">Step 6 – <text:span text:style-name="T9">File handling gave a few errors</text:span></text:p>
      <text:p text:style-name="P8">Step 3 – <text:span text:style-name="T9">Hard until you figure out what they are actually telling you to do</text:span></text:p>
      <text:p text:style-name="P9">Step 8 – <text:span text:style-name="T9">fairly straightforward</text:span></text:p>
      <text:p text:style-name="P7">Step 5 – <text:span text:style-name="T9">This whole step could be optional</text:span></text:p>
      <text:p text:style-name="P9">Step 1 – <text:span text:style-name="T9">A bit boring</text:span></text:p>
      <text:p text:style-name="P7">Step 2 – <text:span text:style-name="T9">Start of language</text:span></text:p>
      <text:p text:style-name="P7">Step 0 – <text:span text:style-name="T9">nothing really is done here</text:span></text:p>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1:38:17.806000000</meta:creation-date>
    <meta:print-date>2019-04-27T13:03:16.300000000</meta:print-date>
    <dc:date>2019-04-27T13:20:21.249000000</dc:date>
    <meta:editing-duration>PT6M20S</meta:editing-duration>
    <meta:editing-cycles>1</meta:editing-cycles>
    <meta:document-statistic meta:table-count="0" meta:image-count="0" meta:object-count="0" meta:page-count="1" meta:paragraph-count="20" meta:word-count="553" meta:character-count="2932" meta:non-whitespace-character-count="2382"/>
    <meta:generator>LibreOffice/5.4.0.3$Windows_X86_64 LibreOffice_project/7556cbc6811c9d992f4064ab9287069087d7f62c</meta:generator>
  </office:meta>
</office:document-meta>
</file>